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MALCOLM<text:bookmark text:name="anchor-idm140014812923208"/></text:h>
      <text:p text:style-name="P1"><text:bookmark text:name="sec32"/>To sierżant, który z lwią odwagą walczył,</text:p>
      <text:p text:style-name="P1">Aby mię wyrwać z rąk nieprzyjaciela.</text:p>
      <text:p text:style-name="P1">Witaj, kolego! Opowiedz królowi,</text:p>
      <text:p text:style-name="P1">Jak się ważyły losy wojujących,</text:p>
      <text:p text:style-name="Text_20_body">Kiedy plac bitwy ranny opuszczałeś. </text:p>
      <text:h text:style-name="Heading_20_4" text:outline-level="4"><text:bookmark text:name="sec33"/>ŻOŁNIERZ</text:h>
      <text:p text:style-name="P1"><text:bookmark text:name="sec34"/>Zwycięstwo, królu, wahało się jeszcze,</text:p>
      <text:p text:style-name="P1">Armie podobne dwom były pływakom,</text:p>
      <text:p text:style-name="P1">Co się chwytając śmiertelnym uściskiem,</text:p>
      <text:p text:style-name="P1">Daremnią<text:bookmark text:name="anchor-idm140014811915224"/></text:p>
      <text:p text:style-name="P1">całą sztuki swojej biegłość.</text:p>
      <text:p text:style-name="P1">Srogi Macdonwald (wart być buntownikiem,</text:p>
      <text:p text:style-name="P1">Tak wszystkie ludzkiej natury sprosności</text:p>
      <text:p text:style-name="P1">Do jego podłej zleciały się duszy)</text:p>
      <text:p text:style-name="P1">Przyzwał do siebie z zachodnich wysp kernów<text:bookmark text:name="anchor-idm140014778157816"/></text:p>
      <text:p text:style-name="P1">I gallowglasów<text:bookmark text:name="anchor-idm140014778157144"/></text:p>
      <text:p text:style-name="P1">, </text:p>
      <text:p text:style-name="P1">a zmienna fortuna</text:p>
      <text:p text:style-name="P1">Do buntownika uśmiechać się zdała,</text:p>
      <text:p text:style-name="P1">Jakby chcąc jego nałożnicą zostać.</text:p>
      <text:p text:style-name="P1">Wszystko daremno, bo Makbet waleczny</text:p>
      <text:p text:style-name="P1">(Nikt na tę nazwę lepiej nie zasłużył),</text:p>
      <text:p text:style-name="P1">Gardząc fortuną, z dobytym orężem,</text:p>
      <text:p text:style-name="P1">Który się dymił krwią nieprzyjaciela,</text:p>
      <text:p text:style-name="P1">Chwały kochanek, do tego nędznika</text:p>
      <text:p text:style-name="P1">Drogę wyrąbał, nie ścisnął mu ręki,</text:p>
      <text:p text:style-name="P1">Ni go pożegnał, dopóki mu wprzódy</text:p>
      <text:p text:style-name="P1">Czaszki po samą nie rozpłatał szczękę,</text:p>
      <text:p text:style-name="Text_20_body">Głowy na naszych nie zawiesił blankach. </text:p>
      <text:h text:style-name="Heading_20_4" text:outline-level="4"><text:bookmark text:name="sec35"/>KRÓL DUNCAN</text:h>
      <text:p text:style-name="Text_20_body"><text:bookmark text:name="sec36"/>Dzielny szlachcicu! Waleczny kuzynie!</text:p>
      <text:h text:style-name="Heading_20_4" text:outline-level="4"><text:bookmark text:name="sec37"/>ŻOŁNIERZ</text:h>
      <text:p text:style-name="P1"><text:bookmark text:name="sec38"/>Jak nieraz z strony, z której wstaje słońce,</text:p>
      <text:p text:style-name="P1">Wybiega chmura gromami brzemienna,</text:p>
      <text:p text:style-name="P1">Tak nam ze źródła spodziewanych zwycięstw</text:p>
      <text:p text:style-name="P1">Niebezpieczeństwo wytrysnęło nowe.</text:p>
      <text:p text:style-name="P1">Słuchaj mnie tylko, królu Szkocji, słuchaj!</text:p>
      <text:p text:style-name="P1">Zaledwo męstwem wsparta sprawiedliwość</text:p>
      <text:p text:style-name="P1">Z placu potyczki zniosła kernów śmiecie,</text:p>
      <text:p text:style-name="P1">Gdy król norweski, który na nas czyhał,</text:p>
      <text:p text:style-name="P1">Z świeżym zastępem, z wyostrzoną bronią.</text:p>
      <text:p text:style-name="Text_20_body"><text:soft-page-break/>Rozpoczął atak.</text:p>
      <text:h text:style-name="Heading_20_4" text:outline-level="4"><text:bookmark text:name="sec39"/>KRÓL DUNCAN</text:h>
      <text:p text:style-name="P1"><text:bookmark text:name="sec40"/>Czy to nie strwożyło</text:p>
      <text:p text:style-name="P1">Mych wodzów dzielnych, Makbeta i Banqua<text:bookmark text:name="anchor-idm140014817359224"/></text:p>
      <text:p text:style-name="Text_20_body">? </text:p>
      <text:h text:style-name="Heading_20_4" text:outline-level="4"><text:bookmark text:name="sec41"/>ŻOŁNIERZ</text:h>
      <text:p text:style-name="P1"><text:bookmark text:name="sec42"/>O tak, jak stado wróbli trwoży orła,</text:p>
      <text:p text:style-name="P1">Albo lwa zając. By prawdę powiedzieć,</text:p>
      <text:p text:style-name="P1">Byli jak działa podwójnie nabite,</text:p>
      <text:p text:style-name="P1">Tak swoje krwawe ciosy podwoili,</text:p>
      <text:p text:style-name="P1">Jakby się chcieli kąpać w krwi dymiącej,</text:p>
      <text:p text:style-name="P1">Lub jaką drugą uwiecznić Golgotę.</text:p>
      <text:p text:style-name="Text_20_body">Lecz rany moje wołają o pomoc.</text:p>
      <text:h text:style-name="Heading_20_4" text:outline-level="4"><text:bookmark text:name="sec43"/>KRÓL DUNCAN</text:h>
      <text:p text:style-name="P1"><text:bookmark text:name="sec44"/>Słowa ci twoje, jak rany przystoją,</text:p>
      <text:p text:style-name="P1">W obu zarówno jasny świeci honor.</text:p>
      <text:p text:style-name="P1">Więc go bez zwłoki wiedźcie do doktora!</text:p>
      <text:p text:style-name="P1"><text:span text:style-name="Emphasis">Wyprowadzają Żołnierza. — Wchodzi Ross.</text:span></text:p>
      <text:p text:style-name="Text_20_body">Kto się tam zbliża?</text:p>
      <text:h text:style-name="Heading_20_4" text:outline-level="4"><text:bookmark text:name="sec45"/>MALCOLM</text:h>
      <text:p text:style-name="P1"><text:bookmark text:name="sec46"/>Ross, nasz than<text:bookmark text:name="anchor-idm140014803728488"/></text:p>
      <text:p text:style-name="Text_20_body">waleczny.</text:p>
      <text:h text:style-name="Heading_20_4" text:outline-level="4"><text:bookmark text:name="sec47"/>LENNOX</text:h>
      <text:p text:style-name="P1"><text:bookmark text:name="sec48"/>Jaki w źrenicach jego pośpiech widać!</text:p>
      <text:p text:style-name="P1">Twarz to człowieka, który wiadomości</text:p>
      <text:p text:style-name="Text_20_body">Przynosi dziwne. </text:p>
      <text:h text:style-name="Heading_20_4" text:outline-level="4"><text:bookmark text:name="sec49"/>ROSS</text:h>
      <text:p text:style-name="Text_20_body"><text:bookmark text:name="sec50"/>Boże, strzeż nam króla! </text:p>
      <text:h text:style-name="Heading_20_4" text:outline-level="4"><text:bookmark text:name="sec51"/>KRÓL DUNCAN</text:h>
      <text:p text:style-name="Text_20_body"><text:bookmark text:name="sec52"/>Waleczny thanie, skąd do nas przybywasz? </text:p>
      <text:h text:style-name="Heading_20_4" text:outline-level="4"><text:bookmark text:name="sec53"/>ROSS</text:h>
      <text:p text:style-name="P1"><text:bookmark text:name="sec54"/>Z Fife, wielki królu, gdzie norweska flaga,</text:p>
      <text:p text:style-name="P1">Miotana wichrem, mrozi naszych serca.</text:p>
      <text:p text:style-name="P1">Sam król norweski, z niezliczoną armią,</text:p>
      <text:p text:style-name="P1">Przez niewiernego popierany zdrajcę,</text:p>
      <text:p text:style-name="P1">Thana Cawdoru, bój rozpoczął straszny.</text:p>
      <text:p text:style-name="P1">Lecz nasz waleczny Bellony<text:bookmark text:name="anchor-idm140014778361864"/></text:p>
      <text:p text:style-name="P1"><text:soft-page-break/>małżonek,</text:p>
      <text:p text:style-name="P1">Zbrojny odwagą, stanął z nim się mierzyć</text:p>
      <text:p text:style-name="P1">Ramię na ramię, szabla przeciw szabli,</text:p>
      <text:p text:style-name="P1">I dziką jego poskromił odwagę.</text:p>
      <text:p text:style-name="Text_20_body">Zwycięstwo przy nas!</text:p>
      <text:h text:style-name="Heading_20_4" text:outline-level="4"><text:bookmark text:name="sec55"/>KRÓL DUNCAN</text:h>
      <text:p text:style-name="Text_20_body"><text:bookmark text:name="sec56"/>O szczęście bez granic!</text:p>
      <text:h text:style-name="Heading_20_4" text:outline-level="4"><text:bookmark text:name="sec57"/>ROSS</text:h>
      <text:p text:style-name="P1"><text:bookmark text:name="sec58"/>Sweno, norweski król, błaga o pokój.</text:p>
      <text:p text:style-name="P1">Zanim otrzymał od nas przyzwolenie,</text:p>
      <text:p text:style-name="P1">Aby pogrzebał swych poległych trupy,</text:p>
      <text:p text:style-name="P1">Na Kolumbana świętego wprzód wyspie</text:p>
      <text:p text:style-name="Text_20_body">Dziesięć tysięcy talarów nam spłacił.</text:p>
      <text:h text:style-name="Heading_20_4" text:outline-level="4"><text:bookmark text:name="sec59"/>KRÓL DUNCAN</text:h>
      <text:p text:style-name="P1"><text:bookmark text:name="sec60"/>Than nas Cawdoru drugi raz nie zdradzi.</text:p>
      <text:p text:style-name="P1">Idź, niech natychmiast głowa jego spadnie,</text:p>
      <text:p text:style-name="Text_20_body">A pozdrów jego tytułem Makbeta!</text:p>
      <text:h text:style-name="Heading_20_4" text:outline-level="4"><text:bookmark text:name="sec61"/>ROSS</text:h>
      <text:p text:style-name="Text_20_body"><text:bookmark text:name="sec62"/>Spełni się wola króla, mego pana. </text:p>
      <text:h text:style-name="Heading_20_4" text:outline-level="4"><text:bookmark text:name="sec63"/>KRÓL DUNCAN</text:h>
      <text:p text:style-name="P1"><text:bookmark text:name="sec64"/>Co Cawdor przegrał, Makbeta wygrana. </text:p>
      <text:p text:style-name="P1"><text:bookmark text:name="sec65"/>Wychodz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16:02:15.599091701</meta:creation-date>
    <dc:date>2021-04-24T16:16:05.067204484</dc:date>
    <meta:editing-duration>PT13M52S</meta:editing-duration>
    <meta:editing-cycles>2</meta:editing-cycles>
    <meta:generator>LibreOffice/7.1.2.2$Linux_X86_64 LibreOffice_project/10$Build-2</meta:generator>
    <meta:document-statistic meta:table-count="0" meta:image-count="0" meta:object-count="0" meta:page-count="3" meta:paragraph-count="101" meta:word-count="436" meta:character-count="2843" meta:non-whitespace-character-count="2498"/>
  </office:meta>
</office:document-meta>
</file>